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201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201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544" calcext:value-type="float">
            <text:p>54.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201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201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201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201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224" calcext:value-type="float">
            <text:p>52.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201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200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200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2007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024" calcext:value-type="float">
            <text:p>62.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2007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584" calcext:value-type="float">
            <text:p>61.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2006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104" calcext:value-type="float">
            <text:p>61.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200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200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776" calcext:value-type="float">
            <text:p>54.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200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200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200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416" calcext:value-type="float">
            <text:p>48.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200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199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199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199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199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199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199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199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199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199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199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1989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198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198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198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1985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198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198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198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198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198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197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197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197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197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197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197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197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197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1969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</text:p>
          </table:table-cell>
          <table:table-cell office:value-type="string" calcext:value-type="string">
            <text:p>NHP-WY-038</text:p>
          </table:table-cell>
          <table:table-cell office:value-type="string" calcext:value-type="string">
            <text:p>196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